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WS" table:style-name="ta1">
        <table:shapes>
          <draw:frame draw:z-index="0" draw:style-name="gr1" draw:text-style-name="P1" svg:width="6.2988in" svg:height="3.5429in" svg:x="0.202in" svg:y="2.2776in">
            <draw:object draw:notify-on-update-of-ranges="WS.A2:WS.A11 WS.D1:WS.D1 WS.D2:WS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DIM</text:p>
          </table:table-cell>
          <table:table-cell office:value-type="string" calcext:value-type="string">
            <text:p>#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41566" calcext:value-type="float">
            <text:p>0.041566</text:p>
          </table:table-cell>
          <table:table-cell table:formula="of:=1/[.C2]" office:value-type="float" office:value="24.0581244286195" calcext:value-type="float">
            <text:p>24.05812442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085209" calcext:value-type="float">
            <text:p>0.085209</text:p>
          </table:table-cell>
          <table:table-cell table:formula="of:=1/[.C3]" office:value-type="float" office:value="11.735849499466" calcext:value-type="float">
            <text:p>11.73584949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0.139227" calcext:value-type="float">
            <text:p>0.139227</text:p>
          </table:table-cell>
          <table:table-cell table:formula="of:=1/[.C4]" office:value-type="float" office:value="7.1825148857621" calcext:value-type="float">
            <text:p>7.1825148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182459" calcext:value-type="float">
            <text:p>0.182459</text:p>
          </table:table-cell>
          <table:table-cell table:formula="of:=1/[.C5]" office:value-type="float" office:value="5.48068333159778" calcext:value-type="float">
            <text:p>5.48068333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" calcext:value-type="float">
            <text:p>25</text:p>
          </table:table-cell>
          <table:table-cell office:value-type="float" office:value="0.445894" calcext:value-type="float">
            <text:p>0.445894</text:p>
          </table:table-cell>
          <table:table-cell table:formula="of:=1/[.C6]" office:value-type="float" office:value="2.24268548130273" calcext:value-type="float">
            <text:p>2.242685481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" calcext:value-type="float">
            <text:p>36</text:p>
          </table:table-cell>
          <table:table-cell office:value-type="float" office:value="0.701252" calcext:value-type="float">
            <text:p>0.701252</text:p>
          </table:table-cell>
          <table:table-cell table:formula="of:=1/[.C7]" office:value-type="float" office:value="1.42602088835397" calcext:value-type="float">
            <text:p>1.426020888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9" calcext:value-type="float">
            <text:p>49</text:p>
          </table:table-cell>
          <table:table-cell office:value-type="float" office:value="0.966421" calcext:value-type="float">
            <text:p>0.966421</text:p>
          </table:table-cell>
          <table:table-cell table:formula="of:=1/[.C8]" office:value-type="float" office:value="1.03474572675884" calcext:value-type="float">
            <text:p>1.03474572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.492093" calcext:value-type="float">
            <text:p>1.492093</text:p>
          </table:table-cell>
          <table:table-cell table:formula="of:=1/[.C9]" office:value-type="float" office:value="0.670199511692636" calcext:value-type="float">
            <text:p>0.670199511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81" calcext:value-type="float">
            <text:p>81</text:p>
          </table:table-cell>
          <table:table-cell office:value-type="float" office:value="1.686062" calcext:value-type="float">
            <text:p>1.686062</text:p>
          </table:table-cell>
          <table:table-cell table:formula="of:=1/[.C10]" office:value-type="float" office:value="0.593097999954925" calcext:value-type="float">
            <text:p>0.59309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0" calcext:value-type="float">
            <text:p>100</text:p>
          </table:table-cell>
          <table:table-cell office:value-type="float" office:value="3.026209" calcext:value-type="float">
            <text:p>3.026209</text:p>
          </table:table-cell>
          <table:table-cell table:formula="of:=1/[.C11]" office:value-type="float" office:value="0.330446443057965" calcext:value-type="float">
            <text:p>0.330446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1:52:45.951823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2:42:01.449251748</meta:creation-date>
    <dc:date>2015-05-05T11:56:10.991140244</dc:date>
    <meta:editing-duration>PT25M57S</meta:editing-duration>
    <meta:editing-cycles>9</meta:editing-cycles>
    <meta:generator>LibreOffice/4.2.8.2$Linux_X86_64 LibreOffice_project/420m0$Build-2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WS.A2:WS.A11 WS.D1:WS.D11" chart:data-source-has-labels="both" svg:x="0.32cm" svg:y="0.18cm" svg:width="13.037cm" svg:height="8.64cm">
          <chartooo:coordinate-region svg:x="0.941cm" svg:y="0.379cm" svg:width="12.044cm" svg:height="7.794cm"/>
          <chart:axis chart:dimension="x" chart:name="primary-x" chart:style-name="ch4" chartooo:axis-type="auto">
            <chartooo:date-scale/>
            <chart:categories table:cell-range-address="WS.A2:W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S.D2:WS.D11" chart:label-cell-address="WS.D1:WS.D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WS.D1:WS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WS.A2:WS.A11</svg:desc>
                </draw:g>
              </table:table-cell>
              <table:table-cell office:value-type="float" office:value="24.0581244286195">
                <text:p>24.0581244286195</text:p>
                <draw:g>
                  <svg:desc>WS.D2:WS.D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735849499466">
                <text:p>11.73584949946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.1825148857621">
                <text:p>7.18251488576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8068333159778">
                <text:p>5.480683331597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24268548130273">
                <text:p>2.2426854813027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42602088835397">
                <text:p>1.426020888353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03474572675884">
                <text:p>1.034745726758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670199511692636">
                <text:p>0.67019951169263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0.593097999954925">
                <text:p>0.59309799995492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330446443057965">
                <text:p>0.330446443057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